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6"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 style:list-style-name="L5"/>
    <style:style style:name="P3" style:family="paragraph" style:parent-style-name="Standard">
      <style:paragraph-properties fo:margin-left="1.27cm" fo:margin-right="0cm" fo:text-indent="-0.635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WWNum1">
      <style:paragraph-properties fo:margin-left="1.27cm" fo:margin-right="0cm" fo:text-indent="-0.635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paragraph-properties fo:margin-left="1.27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omaci </text:p>
      <text:p text:style-name="Standard"/>
      <text:list xml:id="list3010711089248878635" text:style-name="WWNum1">
        <text:list-item>
          <text:p text:style-name="P4">Kako bi testirali digitalnu mikrotalasnu pec?</text:p>
        </text:list-item>
      </text:list>
      <text:p text:style-name="P3"/>
      <text:p text:style-name="P3"><text:tab/><text:span text:style-name="T1">Testirao bih je na sledece nacine:</text:span></text:p>
      <text:p text:style-name="P3"><text:span text:style-name="T1"><text:tab/></text:span></text:p>
      <text:list xml:id="list4978052344030743377" text:style-name="L5">
        <text:list-item>
          <text:p text:style-name="P2"><text:span text:style-name="T2">Da li ima kabli za struju</text:span></text:p>
        </text:list-item>
        <text:list-item>
          <text:p text:style-name="P2"><text:span text:style-name="T2">da li je kabli dovoljno dugacak I otporan na toplotu</text:span></text:p>
        </text:list-item>
        <text:list-item>
          <text:p text:style-name="P2"><text:span text:style-name="T2">da li je termo izolovana</text:span></text:p>
        </text:list-item>
        <text:list-item>
          <text:p text:style-name="P2"><text:span text:style-name="T2">da li ima prekidac za struju I kao I da li je ispravan</text:span></text:p>
        </text:list-item>
        <text:list-item>
          <text:p text:style-name="P2"><text:span text:style-name="T2">da li ima vratanca I kako se zatvaraju</text:span></text:p>
        </text:list-item>
        <text:list-item>
          <text:p text:style-name="P2"><text:span text:style-name="T2">da li ima tastaturu za upravljanje uredjaja</text:span></text:p>
        </text:list-item>
        <text:list-item>
          <text:p text:style-name="P2"><text:span text:style-name="T2">da li svi dugmici vrse programe koje bi trebalo</text:span></text:p>
        </text:list-item>
        <text:list-item>
          <text:p text:style-name="P2"><text:span text:style-name="T2">da li radi tajmer I da li odbrojava tacno</text:span></text:p>
        </text:list-item>
        <text:list-item>
          <text:p text:style-name="P2"><text:span text:style-name="T2">da li radi zvuk za tajmer </text:span></text:p>
        </text:list-item>
        <text:list-item>
          <text:p text:style-name="P2"><text:span text:style-name="T2">da li rade grejaci</text:span></text:p>
        </text:list-item>
        <text:list-item>
          <text:p text:style-name="P2"><text:span text:style-name="T2">da li se ploca okrece</text:span></text:p>
        </text:list-item>
      </text:list>
      <text:p text:style-name="Standard"><text:span text:style-name="T2"><text:tab/></text:span></text:p>
      <text:p text:style-name="P6"><text:tab/></text:p>
      <text:p text:style-name="P7"/>
      <text:list xml:id="list32573579" text:continue-list="list3010711089248878635" text:style-name="WWNum1">
        <text:list-item>
          <text:p text:style-name="P4">Koja pitanja biste postavili da bi bolje razumeli njenu fukciju</text:p>
        </text:list-item>
      </text:list>
      <text:p text:style-name="P3"/>
      <text:list xml:id="list8292965854898670517" text:style-name="L6">
        <text:list-item>
          <text:p text:style-name="P1">za koje trziste se proizvodi zbog oblika uticnice</text:p>
        </text:list-item>
        <text:list-item>
          <text:p text:style-name="P1">da li treba da ima staklo na vratancima</text:p>
        </text:list-item>
        <text:list-item>
          <text:p text:style-name="P1">da li treba da ima tajmer</text:p>
        </text:list-item>
        <text:list-item>
          <text:p text:style-name="P1">da li treba da ima ekran za tajmer</text:p>
        </text:list-item>
        <text:list-item>
          <text:p text:style-name="P1">da li je bitna jacina struje na kojoj radi</text:p>
        </text:list-item>
        <text:list-item>
          <text:p text:style-name="P1">da li ima da se podesava temperatura </text:p>
        </text:list-item>
        <text:list-item>
          <text:p text:style-name="P1">kolika bi trebala biti radna zapremina 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Label_20_1" style:display-name="ListLabel 1" style:family="text">
      <style:text-properties style:text-line-through-style="none" style:text-underline-styl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4-04T14:45:03.55</meta:creation-date>
    <meta:document-statistic meta:table-count="0" meta:image-count="0" meta:object-count="0" meta:page-count="1" meta:paragraph-count="25" meta:word-count="177" meta:character-count="829"/>
    <dc:date>2023-04-05T12:32:14.13</dc:date>
    <meta:editing-duration>PT18H15M18S</meta:editing-duration>
    <meta:editing-cycles>1</meta:editing-cycles>
    <meta:generator>OpenOffice/4.1.13$Win32 OpenOffice.org_project/4113m1$Build-9810</meta:generator>
  </office:meta>
</office:document-meta>
</file>